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fo:font-size="15pt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at May 4, 2019 <text:span text:style-name="T1">5.5 miles</text:span></text:p>
      <text:p text:style-name="P11"><text:span text:style-name="T1">On a staionary recumbent bike set at level 12: </text:span>I did a 500 calorie ride in 49:30. <text:s/>Final heart rate 117 bpm, Average heart rate about 108 bpm.</text:p>
      <text:p text:style-name="P9">Warm down: <text:span text:style-name="T2">½ mile jog and walk home uphill. </text:span></text:p>
      <text:p text:style-name="P10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1724905996934139011" text:style-name="L1">
        <text:list-item>
          <text:list>
            <text:list-header>
              <text:p text:style-name="P13">1.25 miles at various paces on roads, 1.5 miles on the track at about</text:p>
              <text:p text:style-name="P13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5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7"><text:soft-page-break/>Sat July 13, 2019 <text:span text:style-name="T1">2 miles</text:span> <text:s/></text:p>
      <text:p text:style-name="P7">I ran 2 miles on slightly hilly roads including 1 mile in 10:10 and 2 x 200m on a slight down hill in about 57s each.</text:p>
      <text:p text:style-name="P7"/>
      <text:p text:style-name="P7">Sun July 14, 2019 <text:span text:style-name="T1">11.1 miles</text:span></text:p>
      <text:p text:style-name="P7"><text:span text:style-name="T1">Warmup: <text:s/></text:span>I ran 1.8 miles at various paces.</text:p>
      <text:p text:style-name="P7"><text:span text:style-name="T1">Run:</text:span> <text:s/>Trailbazer 15K in 1:22:23 on the Ernst Trail in Meadville PA. </text:p>
      <text:p text:style-name="P7">Average pace: 8:50/mile <text:s text:c="2"/></text:p>
      <text:p text:style-name="P7">Mile splits: <text:s/>8:57, 8:51, 8:47, 8:49, 8:41, 8:48, 9:07, 9:00, 8:48</text:p>
      <text:p text:style-name="P7"/>
      <text:p text:style-name="P7">Mon July 15, 2019 <text:span text:style-name="T1">4 miles</text:span> </text:p>
      <text:p text:style-name="P7">I ran on the high school track with our running group.</text:p>
      <text:p text:style-name="P7"><text:span text:style-name="T1">Warmup:</text:span> <text:s/>1.25 miles at various paces and rest a few minutes</text:p>
      <text:p text:style-name="P8">Run:<text:span text:style-name="T2"> 1 x 200m, 2 x 400, 1 x 1600m, 1 x 200m,</text:span></text:p>
      <text:p text:style-name="P7">Times: 56s, 2:03, 1:59, 8:00 (splits: 2:06, 2:04, 2:00, 2:00), 56s</text:p>
      <text:p text:style-name="P7">We jogged 200m after the first and last runs and 400m after all the oth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7-15T19:24:54.99</dc:date>
    <dc:creator>James  Lombardi</dc:creator>
    <meta:editing-duration>PT6H38M41S</meta:editing-duration>
    <meta:editing-cycles>45</meta:editing-cycles>
    <meta:generator>OpenOffice/4.1.2$Win32 OpenOffice.org_project/412m3$Build-9782</meta:generator>
    <meta:document-statistic meta:table-count="0" meta:image-count="0" meta:object-count="0" meta:page-count="11" meta:paragraph-count="275" meta:word-count="2933" meta:character-count="14655"/>
  </office:meta>
</office:document-meta>
</file>